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0c289c" officeooo:paragraph-rsid="000c289c"/>
    </style:style>
    <style:style style:name="P2" style:family="paragraph" style:parent-style-name="Heading_20_2">
      <style:text-properties officeooo:rsid="000d3083" officeooo:paragraph-rsid="000d3083"/>
    </style:style>
    <style:style style:name="P3" style:family="paragraph" style:parent-style-name="Text_20_body">
      <style:text-properties officeooo:rsid="000c289c" officeooo:paragraph-rsid="000c289c"/>
    </style:style>
    <style:style style:name="P4" style:family="paragraph" style:parent-style-name="Text_20_body">
      <style:text-properties officeooo:rsid="000d3083" officeooo:paragraph-rsid="000d3083"/>
    </style:style>
    <style:style style:name="P5" style:family="paragraph" style:parent-style-name="Text_20_body">
      <style:text-properties officeooo:rsid="000f13c4" officeooo:paragraph-rsid="000f13c4"/>
    </style:style>
    <style:style style:name="T1" style:family="text">
      <style:text-properties officeooo:rsid="000f13c4"/>
    </style:style>
    <style:style style:name="T2" style:family="text">
      <style:text-properties officeooo:rsid="0010a3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scrutins de vote</text:p>
      <text:p text:style-name="P3"/>
      <text:p text:style-name="P3"/>
      <text:p text:style-name="P5">Nous avons remarqué que les scrutins utilisés de nos jours, comme par exemple le système de vote uninominal à un ou plusieurs tours, <text:span text:style-name="T2">ne reflètent pas vraiment le choix de la majorité par exemple. Ce critère est devenu l’une des bases de jugement de notre TIPE pour trouver un scrutin alternatif. En effet, nous avions lu un article décrivant qu’au lendemain des élections présidentielles française de 2002, tout les sondages montraient que la majorité du peuple français n’approuvait pas le président nouvellement élu. Bien que les résultats de ces sondages puissent être remis en cause, ils montrent quand même une certaine faiblesse</text:span></text:p>
      <text:p text:style-name="P3"/>
      <text:h text:style-name="P2" text:outline-level="2">Positionnement Thématique</text:h>
      <text:p text:style-name="P4">MATHÉMATIQUES (Mathématiques Appliquées) ; I<text:span text:style-name="T1">NFORMATIQUES (Informatiques pratiques) ; </text:span>MATHÉMATIQUES (Algè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9:54:00.492051058</meta:creation-date>
    <meta:generator>LibreOffice/6.0.7.3$Linux_X86_64 LibreOffice_project/00m0$Build-3</meta:generator>
    <dc:date>2021-02-03T15:36:00.726711307</dc:date>
    <meta:editing-duration>PT12M50S</meta:editing-duration>
    <meta:editing-cycles>1</meta:editing-cycles>
    <meta:document-statistic meta:table-count="0" meta:image-count="0" meta:object-count="0" meta:page-count="1" meta:paragraph-count="4" meta:word-count="118" meta:character-count="787" meta:non-whitespace-character-count="673"/>
  </office:meta>
</office:document-meta>
</file>